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11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10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9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8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7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6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6-1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5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4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2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1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5-01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12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11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10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9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8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7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6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6-1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5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4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3-2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2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4-01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3-12-1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3-11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3-04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3-03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3-02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3-01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2-12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2-11-1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2-05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2-04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2-03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2-02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2-01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1-1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1-11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1-10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1-06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1-05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1-04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1-03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1-02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1-01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0-12-1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0-11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0-10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0-09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0-04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0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0-02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20-01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9-12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9-11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9-05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9-04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9-03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9-02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9-01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8-11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8-10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8-05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8-04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8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8-01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7-11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7-11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7-10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7-05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7-04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7-03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7-01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6-12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6-11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6-05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6-04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6-03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6-02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6-01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5-12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5-10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5-06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5-05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5-03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4-12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4-11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4-10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4-09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4-05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4-04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4-03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4-02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4-01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3-10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2-12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2-09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2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2-03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2-01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1-10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1-09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1-03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0-12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0-11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0-03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10-0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9-11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9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9-09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9-05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9-04-2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9-03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9-02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9-01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8-10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8-06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8-05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22070373601</text:p>
          </table:table-cell>
          <table:table-cell office:value-type="string" calcext:value-type="string">
            <text:p>MA-FSW <text:s/>172 FALMOUTH, MA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8" meta:object-count="0"/>
    <meta:user-defined meta:name="AppVersion">3.0</meta:user-defined>
  </office:meta>
</office:document-meta>
</file>